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6000002D0E52AC86A5353CB11.png" manifest:media-type="image/png"/>
  <manifest:file-entry manifest:full-path="Pictures/100002010000013F000001FDD26AFDD8EB2F1EE7.png" manifest:media-type="image/png"/>
  <manifest:file-entry manifest:full-path="Pictures/10000201000003AB000003D86E17CCD3FB1E073E.png" manifest:media-type="image/png"/>
  <manifest:file-entry manifest:full-path="Pictures/10000201000001DA000002C8609ED30FCC627719.png" manifest:media-type="image/png"/>
  <manifest:file-entry manifest:full-path="Pictures/100002010000017C0000021C874FBEC7A11ADA39.png" manifest:media-type="image/png"/>
  <manifest:file-entry manifest:full-path="Pictures/1000020100000F0000000CDA4416551907DC56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342cm" fo:min-width="3.604cm"/>
    </style:style>
    <style:style style:name="gr3" style:family="graphic" style:parent-style-name="standard">
      <style:graphic-properties draw:textarea-horizontal-align="justify" draw:textarea-vertical-align="middle" draw:auto-grow-height="false" fo:min-height="0.144cm" fo:min-width="2.8cm"/>
    </style:style>
    <style:style style:name="gr4" style:family="graphic" style:parent-style-name="standard">
      <style:graphic-properties draw:textarea-horizontal-align="justify" draw:textarea-vertical-align="middle" draw:auto-grow-height="false" fo:min-height="0.144cm" fo:min-width="3.25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7cm" fo:min-width="2.5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2.57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5cm" fo:min-width="1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5cm" fo:min-width="1.55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3cm"/>
      <style:paragraph-properties style:writing-mode="lr-tb"/>
    </style:style>
    <style:style style:name="gr10" style:family="graphic" style:parent-style-name="objectwithoutfill">
      <style:graphic-properties svg:stroke-color="#000000" draw:marker-start="" draw:marker-end="Short_20_line_20_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Short_20_line_20_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3.767cm" svg:height="3.227cm" svg:x="12.467cm" svg:y="1.721cm">
          <draw:image xlink:href="Pictures/1000020100000F0000000CDA4416551907DC568A.png" xlink:type="simple" xlink:show="embed" xlink:actuate="onLoad" loext:mime-type="image/png">
            <text:p/>
          </draw:image>
        </draw:frame>
        <draw:frame draw:style-name="gr1" draw:text-style-name="P1" draw:layer="layout" svg:width="2.759cm" svg:height="3.923cm" svg:x="12.489cm" svg:y="10.467cm">
          <draw:image xlink:href="Pictures/100002010000017C0000021C874FBEC7A11ADA39.png" xlink:type="simple" xlink:show="embed" xlink:actuate="onLoad" loext:mime-type="image/png">
            <text:p/>
          </draw:image>
        </draw:frame>
        <draw:custom-shape draw:style-name="gr2" draw:text-style-name="P2" draw:layer="layout" svg:width="5.124cm" svg:height="1.182cm" draw:transform="skewX (-0.00087266462599719) rotate (-0.463210383479296) translate (7.621cm 9.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" draw:text-style-name="P2" draw:layer="layout" svg:width="5.124cm" svg:height="1.183cm" draw:transform="rotate (-0.463210383479296) translate (15.777cm 2.38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4.12cm" svg:height="0.788cm" draw:transform="skewX (0.00122173047639608) rotate (0.601614993162445) translate (7.365cm 6.46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4.684cm" svg:height="0.788cm" draw:transform="rotate (0.629365728269155) translate (16.255cm 9.8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" draw:text-style-name="P1" draw:layer="layout" svg:width="2.041cm" svg:height="3.065cm" draw:transform="skewX (-0.000349065850398904) rotate (-0.262148453649548) translate (11.307cm 1.853cm)">
          <draw:image xlink:href="Pictures/10000201000001DA000002C8609ED30FCC627719.png" xlink:type="simple" xlink:show="embed" xlink:actuate="onLoad" loext:mime-type="image/png">
            <text:p/>
          </draw:image>
        </draw:frame>
        <draw:frame draw:style-name="gr1" draw:text-style-name="P1" draw:layer="layout" svg:width="2.248cm" svg:height="2.355cm" draw:transform="skewX (0.000349065850398818) rotate (0.491484717361603) translate (13.869cm 10.164cm)">
          <draw:image xlink:href="Pictures/10000201000003AB000003D86E17CCD3FB1E073E.png" xlink:type="simple" xlink:show="embed" xlink:actuate="onLoad" loext:mime-type="image/png">
            <text:p/>
          </draw:image>
        </draw:frame>
        <draw:frame draw:style-name="gr5" draw:text-style-name="P3" draw:layer="layout" svg:width="4.621cm" svg:height="1.347cm" draw:transform="rotate (-0.457101731097315) translate (16.453cm 1.721cm)">
          <draw:text-box>
            <text:p>Storage owner</text:p>
          </draw:text-box>
        </draw:frame>
        <draw:frame draw:style-name="gr6" draw:text-style-name="P3" draw:layer="layout" svg:width="4.621cm" svg:height="1.35cm" draw:transform="rotate (-0.456752665246916) translate (7.453cm 10.2cm)">
          <draw:text-box>
            <text:p>Storage owner</text:p>
          </draw:text-box>
        </draw:frame>
        <draw:frame draw:style-name="gr7" draw:text-style-name="P3" draw:layer="layout" svg:width="3.028cm" svg:height="1.673cm" draw:transform="rotate (0.665144977935039) translate (17.642cm 9.63cm)">
          <draw:text-box>
            <text:p>Guest /</text:p>
            <text:p>shared</text:p>
          </draw:text-box>
        </draw:frame>
        <draw:frame draw:style-name="gr8" draw:text-style-name="P3" draw:layer="layout" svg:width="2.61cm" svg:height="1.965cm" draw:transform="rotate (0.6462954220135) translate (8.395cm 6.471cm)">
          <draw:text-box>
            <text:p>Guest /</text:p>
            <text:p>shared </text:p>
          </draw:text-box>
        </draw:frame>
        <draw:frame draw:style-name="gr1" draw:text-style-name="P1" draw:layer="layout" svg:width="1.182cm" svg:height="1.887cm" svg:x="21.161cm" svg:y="10.27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9" draw:text-style-name="P3" draw:layer="layout" svg:width="3.547cm" svg:height="1.38cm" svg:x="20.373cm" svg:y="12.241cm">
          <draw:text-box>
            <text:p>DNS</text:p>
          </draw:text-box>
        </draw:frame>
        <draw:line draw:style-name="gr10" draw:text-style-name="P1" draw:layer="layout" svg:x1="17.022cm" svg:y1="10.467cm" svg:x2="20.964cm" svg:y2="11.847cm">
          <text:p/>
        </draw:line>
        <draw:frame draw:style-name="gr1" draw:text-style-name="P1" draw:layer="layout" svg:width="1.183cm" svg:height="1.886cm" svg:x="5.788cm" svg:y="1.4cm">
          <draw:image xlink:href="Pictures/100002010000013F000001FDD26AFDD8EB2F1EE7.png" xlink:type="simple" xlink:show="embed" xlink:actuate="onLoad" loext:mime-type="image/png">
            <text:p/>
          </draw:image>
        </draw:frame>
        <draw:frame draw:style-name="gr9" draw:text-style-name="P3" draw:layer="layout" svg:width="3.548cm" svg:height="1.38cm" svg:x="5cm" svg:y="3.371cm">
          <draw:text-box>
            <text:p>DNS</text:p>
          </draw:text-box>
        </draw:frame>
        <draw:line draw:style-name="gr11" draw:text-style-name="P1" draw:layer="layout" svg:x1="10.716cm" svg:y1="3.962cm" svg:x2="6.971cm" svg:y2="3.174cm">
          <text:p/>
        </draw:line>
        <draw:frame draw:style-name="gr1" draw:text-style-name="P1" draw:layer="layout" svg:width="3.154cm" svg:height="2.563cm" svg:x="5.394cm" svg:y="6.919cm">
          <draw:image xlink:href="Pictures/1000020100000376000002D0E52AC86A5353CB11.png" xlink:type="simple" xlink:show="embed" xlink:actuate="onLoad" loext:mime-type="image/png">
            <text:p/>
          </draw:image>
        </draw:frame>
        <draw:frame draw:style-name="gr12" draw:text-style-name="P1" draw:layer="layout" svg:width="3.153cm" svg:height="2.563cm" svg:x="18.993cm" svg:y="4.751cm">
          <draw:image xlink:href="Pictures/1000020100000376000002D0E52AC86A5353CB11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5T12:15:13.566759554</meta:creation-date>
    <dc:date>2022-12-22T14:59:51.685079672</dc:date>
    <meta:editing-duration>PT4H21M12S</meta:editing-duration>
    <meta:editing-cycles>26</meta:editing-cycles>
    <meta:generator>LibreOffice/6.4.7.2$Linux_X86_64 LibreOffice_project/40$Build-2</meta:generator>
    <meta:document-statistic meta:object-count="43"/>
  </office:meta>
</office:document-meta>
</file>